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bb47" officeooo:paragraph-rsid="001abb47"/>
    </style:style>
    <style:style style:name="T1" style:family="text">
      <style:text-properties officeooo:rsid="001b27a1"/>
    </style:style>
    <style:style style:name="T2" style:family="text">
      <style:text-properties officeooo:rsid="001b68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ử dụng PCA và SVM cho dataset Floating Object detection.</text:p>
      <text:p text:style-name="P1"/>
      <text:p text:style-name="P1">1. Đọc hình ảnh từ 3 floder và một thư mục YOLO anotation.</text:p>
      <text:p text:style-name="P1">2. Trích xuất các tính năng từ hình ảnh và bbox ( format YOLO)</text:p>
      <text:p text:style-name="P1">3. Giảm kích thước tính năng bằng PCA.</text:p>
      <text:p text:style-name="P1">4. Sử dụng SVM để đào tạo máy học =&gt; phân loại các đối tượng trong hình ảnh.</text:p>
      <text:p text:style-name="P1"/>
      <text:p text:style-name="P1"/>
      <text:p text:style-name="P1">Các hình ảnh có nhiều kích thước khác nhau =&gt; Cần thiết lập một định dạng chung =&gt; Thay đỏi kích thước của hình ảnh để đồng nhất fearture.</text:p>
      <text:p text:style-name="P1"/>
      <text:p text:style-name="P1">Thiết lập số lượng bbox là lớn nhất. Vì YOLO anotation có chứa số lượng giới hạn khác nhau trên mỗi hình ảnh. Mô hình cần input có kích thước cố định, do đó chúng ta thiết lập số lương bbox để cố định fearture trong ảnh.</text:p>
      <text:p text:style-name="P1"/>
      <text:p text:style-name="P1">Chúng ta sẽ chuyển đổi hình ảnh sang thang độ xám bằng cv2.IRMEAD_GRAYSCALE để giảm tính toán.</text:p>
      <text:p text:style-name="P1">chuyển hình ảnh có cố định pixel sang vector 1D cps 4096 fearture (số lượng fearture đã thiết lập).</text:p>
      <text:p text:style-name="P1"/>
      <text:p text:style-name="P1">Trích xuất dữ liệu chú thích YOLO.</text:p>
      <text:p text:style-name="P1">Bỏ qua lable “class” và trích xuất tọa độ bbox.</text:p>
      <text:p text:style-name="P1">Lặp qua <text:span text:style-name="T1">94 bbox để đảm bảo vector đặc trưng có kích thước cố định. =&gt; Cố định kích thước của vector.</text:span></text:p>
      <text:p text:style-name="P1"/>
      <text:p text:style-name="P1">Nếu hình ảnh có ít hơn <text:span text:style-name="T1">94 bbox, dữ liệu đó được thêm đệm để giữ gnuyeen 0s kích thước vector( 376 bbox feature)</text:span></text:p>
      <text:p text:style-name="P1"/>
      <text:p text:style-name="P1">Kết hợp tính năng hình ảnh và chú thích:</text:p>
      <text:p text:style-name="P1">Kết hợp các đặc điểm hình ảnh và bbox thành một vector đặc điểm.</text:p>
      <text:p text:style-name="P1">ID lớp đầu tiên từ chú thích YOLO được sử dụng làm nhãn hình ảnh.</text:p>
      <text:p text:style-name="P1"/>
      <text:p text:style-name="P1">Chuyển đổi danh sách thành mảng NumPy để tính toán hiệu quả hơn.</text:p>
      <text:p text:style-name="P1"/>
      <text:p text:style-name="P1">Chuẩn hóa dữ liệu bằng StandardScaler.</text:p>
      <text:p text:style-name="P1"/>
      <text:p text:style-name="P1">Áp dụng PCA để giảm kích thước:</text:p>
      <text:p text:style-name="P1"><text:s/>PCA giảm số chiều từ <text:span text:style-name="T2">4472 fearture =&gt; 150 fearture. </text:span></text:p>
      <text:p text:style-name="P1"/>
      <text:p text:style-name="P1">Chia dữ liệu thành các tập huấn luyện và kiểm tra: <text:span text:style-name="T2">80% train, 20% test.</text:span></text:p>
      <text:p text:style-name="P1"/>
      <text:p text:style-name="P1">Đào tạo mô hình SVM:</text:p>
      <text:p text:style-name="P1">SVM với Linear Kernel được sử dụng để phân loại.</text:p>
      <text:p text:style-name="P1"/>
      <text:p text:style-name="P1">Đưa ra dự đoán và đánh giá mô hìn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22:03:03.097881363</meta:creation-date>
    <dc:date>2025-03-22T23:01:32.077673955</dc:date>
    <meta:editing-duration>PT5M55S</meta:editing-duration>
    <meta:editing-cycles>1</meta:editing-cycles>
    <meta:document-statistic meta:table-count="0" meta:image-count="0" meta:object-count="0" meta:page-count="1" meta:paragraph-count="24" meta:word-count="351" meta:character-count="1663" meta:non-whitespace-character-count="1334"/>
    <meta:generator>LibreOffice/24.2.7.2$Linux_X86_64 LibreOffice_project/420$Build-2</meta:generator>
  </office:meta>
</office:document-meta>
</file>